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edWebFilterBeanConfig.createFilt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FilterConfig.web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HttpHandlerBuilderTests.configWithou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HttpHandlerBuilderTests.writeToResponse( ServerWebExchange exchang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deredExceptionHandlerBeanConfig.exceptionHandler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TransformerConfig.forwardedHeader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andlerDecoratorFactoryBeansConfig.decoratorFactory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HttpHandlerBuilderTests.orderedWebExceptionHandler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HttpHandlerBuilderTests.cloneWith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HttpHandlerBuilderTests.httpHandlerDecoratorFactory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HttpHandlerBuilderTests.forwardedHeader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rderedWebFilterBeanConfig.web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HttpHandlerBuilderTests.orderedWebFilter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rderedExceptionHandlerBeanConfig.exceptionHandler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HttpHandlerBuilderTests.httpHandler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rderedWebFilterBeanConfig.filter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ExceptionHandlerBeanConfig.web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TransformerConfig.web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andlerDecoratorFactoryBeansConfig.decoratorFactory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andlerDecoratorFactoryBeansConfig.web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WebFilterBeanConfig.filter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andlerDecoratorFactoryBeansConfig.decoratorFactory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